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7cm" fo:min-width="1.387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0.9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547cm"/>
    </style:style>
    <style:style style:name="gr6" style:family="graphic" style:parent-style-name="standard">
      <style:graphic-properties draw:fill-color="#89c765" draw:textarea-horizontal-align="justify" draw:textarea-vertical-align="middle" draw:auto-grow-height="false" fo:min-height="0.47cm" fo:min-width="0.5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8" style:family="graphic" style:parent-style-name="standard">
      <style:graphic-properties draw:stroke="none" svg:stroke-color="#000000" draw:fill="none" draw:fill-color="#ffffff" fo:min-height="3.94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-color="#89c765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016cm" svg:x="13.954cm" svg:y="3.921cm">
          <text:p text:style-name="P1"><text:span text:style-name="T1">MI BAR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32cm" svg:height="1.778cm" svg:x="17.637cm" svg:y="1.3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3.389cm" svg:height="0.962cm" svg:x="13.994cm" svg:y="1.635cm">
          <draw:text-box>
            <text:p>User Final</text:p>
          </draw:text-box>
        </draw:frame>
        <draw:line draw:style-name="gr4" draw:text-style-name="P4" draw:layer="layout" svg:x1="18.399cm" svg:y1="3.159cm" svg:x2="16.621cm" svg:y2="4.175cm">
          <text:p/>
        </draw:line>
        <draw:frame draw:style-name="gr5" draw:text-style-name="P5" draw:layer="layout" svg:width="2.953cm" svg:height="3.797cm" svg:x="18.145cm" svg:y="3.211cm">
          <draw:text-box>
            <text:p><text:span text:style-name="T2">Se conecta mediante facebook cuenta de correo o usuario en la app. Debe agregar celular y Direccion</text:span></text:p>
          </draw:text-box>
        </draw:frame>
        <draw:custom-shape draw:style-name="gr6" draw:text-style-name="P6" draw:layer="layout" svg:width="1.524cm" svg:height="1.016cm" svg:x="10.017cm" svg:y="5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4" draw:layer="layout" svg:x1="11.541cm" svg:y1="5.699cm" svg:x2="14.081cm" svg:y2="4.556cm">
          <text:p/>
        </draw:line>
        <draw:frame draw:style-name="gr7" draw:text-style-name="P3" draw:layer="layout" svg:width="2.822cm" svg:height="0.962cm" svg:x="10.017cm" svg:y="4.302cm">
          <draw:text-box>
            <text:p>Negocio</text:p>
          </draw:text-box>
        </draw:frame>
        <draw:frame draw:style-name="gr8" draw:text-style-name="P7" draw:layer="layout" svg:width="4.064cm" svg:height="4.191cm" svg:x="11.668cm" svg:y="5.826cm">
          <draw:text-box>
            <text:p><text:span text:style-name="T3">Se registra de acuerdo a <text:s/>una de las categorias. Tiendas, Comida del barrrio, Los profesionales, El chavo. Se tendran plantillas para ofecrimiento de productos y servicios o creacion de esto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0:09:18.413741238</meta:creation-date>
    <meta:editing-duration>PT50M34S</meta:editing-duration>
    <meta:editing-cycles>2</meta:editing-cycles>
    <meta:generator>LibreOffice/6.0.7.3$Linux_X86_64 LibreOffice_project/00m0$Build-3</meta:generator>
    <dc:date>2020-04-13T11:13:52.341785876</dc:date>
    <meta:document-statistic meta:object-count="9"/>
  </office:meta>
</office:document-meta>
</file>